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2abc1" officeooo:paragraph-rsid="0022abc1"/>
    </style:style>
    <style:style style:name="P2" style:family="paragraph" style:parent-style-name="Standard">
      <style:text-properties officeooo:rsid="0022abc1" officeooo:paragraph-rsid="002de7e7"/>
    </style:style>
    <style:style style:name="P3" style:family="paragraph" style:parent-style-name="Standard">
      <style:text-properties officeooo:rsid="002a854d" officeooo:paragraph-rsid="002a854d"/>
    </style:style>
    <style:style style:name="P4" style:family="paragraph" style:parent-style-name="Standard">
      <style:text-properties fo:font-weight="bold" officeooo:rsid="002a854d" officeooo:paragraph-rsid="002a854d" style:font-weight-asian="bold" style:font-weight-complex="bold"/>
    </style:style>
    <style:style style:name="P5" style:family="paragraph" style:parent-style-name="Standard">
      <style:text-properties fo:font-weight="bold" officeooo:rsid="002b136b" officeooo:paragraph-rsid="002b136b" style:font-weight-asian="bold" style:font-weight-complex="bold"/>
    </style:style>
    <style:style style:name="P6" style:family="paragraph" style:parent-style-name="Standard">
      <style:text-properties fo:font-style="italic" officeooo:rsid="002a854d" officeooo:paragraph-rsid="002a854d" style:font-style-asian="italic" style:font-style-complex="italic"/>
    </style:style>
    <style:style style:name="P7" style:family="paragraph" style:parent-style-name="Standard">
      <style:text-properties fo:font-style="italic" officeooo:rsid="0022abc1" officeooo:paragraph-rsid="0022abc1" style:font-style-asian="italic" style:font-style-complex="italic"/>
    </style:style>
    <style:style style:name="P8" style:family="paragraph" style:parent-style-name="Standard">
      <style:text-properties fo:font-style="italic" officeooo:rsid="0022abc1" officeooo:paragraph-rsid="002de7e7" style:font-style-asian="italic" style:font-style-complex="italic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a854d" officeooo:paragraph-rsid="002a854d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b136b" officeooo:paragraph-rsid="002b136b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paragraph-rsid="002b136b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officeooo:rsid="002b136b" officeooo:paragraph-rsid="002b136b"/>
    </style:style>
    <style:style style:name="P14" style:family="paragraph" style:parent-style-name="Standard">
      <style:text-properties officeooo:paragraph-rsid="002b136b"/>
    </style:style>
    <style:style style:name="P15" style:family="paragraph" style:parent-style-name="Standard">
      <style:text-properties officeooo:rsid="002c8dc6" officeooo:paragraph-rsid="002c8dc6"/>
    </style:style>
    <style:style style:name="P16" style:family="paragraph" style:parent-style-name="Standard">
      <style:text-properties fo:font-style="normal" fo:font-weight="normal" officeooo:rsid="002c8dc6" officeooo:paragraph-rsid="002c8dc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P18" style:family="paragraph" style:parent-style-name="Standard">
      <style:text-properties fo:font-size="10.5pt" fo:font-style="italic" officeooo:rsid="0022abc1" officeooo:paragraph-rsid="0022abc1" style:font-size-asian="10.5pt" style:font-style-asian="italic" style:font-size-complex="10.5pt" style:font-style-complex="italic"/>
    </style:style>
    <style:style style:name="P19" style:family="paragraph" style:parent-style-name="Standard">
      <style:text-properties officeooo:rsid="002de7e7" officeooo:paragraph-rsid="002de7e7"/>
    </style:style>
    <style:style style:name="P20" style:family="paragraph" style:parent-style-name="Standard">
      <style:text-properties style:font-name="Liberation Serif" officeooo:rsid="0022abc1" officeooo:paragraph-rsid="0022abc1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2" style:family="paragraph" style:parent-style-name="Preformatted_20_Text">
      <style:text-properties fo:color="#000000" style:font-name="DejaVu Sans Mono" officeooo:rsid="002b136b" officeooo:paragraph-rsid="002b136b"/>
    </style:style>
    <style:style style:name="P23" style:family="paragraph" style:parent-style-name="Preformatted_20_Text">
      <style:text-properties fo:color="#000000" style:font-name="DejaVu Sans Mono" officeooo:rsid="0031d9f4" officeooo:paragraph-rsid="0031d9f4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style:text-properties style:font-name="Liberation Serif" fo:font-size="12pt" officeooo:rsid="002e5c07" officeooo:paragraph-rsid="002e5c07" style:font-size-asian="12pt" style:font-size-complex="12pt"/>
    </style:style>
    <style:style style:name="P26" style:family="paragraph" style:parent-style-name="Preformatted_20_Text">
      <style:text-properties style:font-name="Liberation Serif" fo:font-size="12pt" officeooo:rsid="0022abc1" officeooo:paragraph-rsid="002e5c07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rsid="0022abc1" officeooo:paragraph-rsid="0022abc1" style:font-size-asian="12pt" style:font-size-complex="12pt"/>
    </style:style>
    <style:style style:name="P28" style:family="paragraph" style:parent-style-name="Preformatted_20_Text">
      <style:text-properties style:font-name="Liberation Serif" fo:font-size="12pt" officeooo:rsid="003011a6" officeooo:paragraph-rsid="003011a6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rsid="003011a6" officeooo:paragraph-rsid="00312117" style:font-size-asian="12pt" style:font-size-complex="12pt"/>
    </style:style>
    <style:style style:name="P30" style:family="paragraph" style:parent-style-name="Preformatted_20_Text">
      <style:text-properties style:font-name="Liberation Serif" fo:font-size="12pt" officeooo:rsid="00312117" officeooo:paragraph-rsid="0031d9f4" style:font-size-asian="12pt" style:font-size-complex="12pt"/>
    </style:style>
    <style:style style:name="P31" style:family="paragraph" style:parent-style-name="Preformatted_20_Text">
      <style:text-properties style:font-name="Liberation Serif" fo:font-size="12pt" fo:font-weight="normal" officeooo:rsid="00312117" officeooo:paragraph-rsid="0031d9f4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erif" fo:font-size="12pt" fo:font-style="italic" fo:font-weight="normal" officeooo:rsid="003011a6" officeooo:paragraph-rsid="003011a6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Preformatted_20_Text">
      <style:text-properties style:font-name="Liberation Serif" fo:font-size="12pt" fo:font-style="normal" fo:font-weight="normal" officeooo:rsid="00312117" officeooo:paragraph-rsid="003011a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>
      <style:text-properties style:font-name="Liberation Serif" fo:font-size="12pt" fo:font-style="normal" fo:font-weight="normal" officeooo:rsid="0031d9f4" officeooo:paragraph-rsid="0031d9f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Preformatted_20_Text">
      <style:text-properties style:font-name="Liberation Serif" fo:font-size="12pt" fo:font-style="normal" fo:font-weight="bold" officeooo:rsid="003011a6" officeooo:paragraph-rsid="0031d9f4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>
      <style:text-properties style:font-name="Liberation Serif" officeooo:rsid="0031d9f4" officeooo:paragraph-rsid="0031d9f4"/>
    </style:style>
    <style:style style:name="P37" style:family="paragraph" style:parent-style-name="Preformatted_20_Text">
      <style:text-properties style:font-name="Liberation Serif" officeooo:rsid="0034a533" officeooo:paragraph-rsid="0034a533"/>
    </style:style>
    <style:style style:name="P38" style:family="paragraph" style:parent-style-name="Preformatted_20_Text">
      <style:text-properties officeooo:paragraph-rsid="00312117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0" style:family="paragraph" style:parent-style-name="Text_20_body">
      <style:text-properties style:font-name="Liberation Serif" officeooo:rsid="0034a533" officeooo:paragraph-rsid="00358247"/>
    </style:style>
    <style:style style:name="P41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2b13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e7e7" style:font-weight-asian="bold" style:font-weight-complex="bold"/>
    </style:style>
    <style:style style:name="T4" style:family="text">
      <style:text-properties fo:font-weight="bold" officeooo:rsid="0022abc1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weight="bold"/>
    </style:style>
    <style:style style:name="T8" style:family="text">
      <style:text-properties fo:color="#000080" style:font-name="DejaVu Sans Mono" fo:font-weight="bold" officeooo:rsid="002b136b"/>
    </style:style>
    <style:style style:name="T9" style:family="text">
      <style:text-properties fo:color="#000080" style:font-name="DejaVu Sans Mono" fo:font-size="10pt" fo:font-weight="bold" officeooo:rsid="0031d9f4" style:font-name-asian="DejaVu Sans Mono1" style:font-size-asian="10pt" style:font-name-complex="Liberation Mono" style:font-size-complex="10pt" loext:padding="0cm" loext:border="none"/>
    </style:style>
    <style:style style:name="T10" style:family="text">
      <style:text-properties fo:color="#000080" style:font-name="DejaVu Sans Mono" fo:font-size="10pt" fo:font-weight="bold" style:font-name-asian="DejaVu Sans Mono1" style:font-size-asian="10pt" style:font-name-complex="Liberation Mono" style:font-size-complex="10pt" loext:padding="0cm" loext:border="none"/>
    </style:style>
    <style:style style:name="T11" style:family="text">
      <style:text-properties fo:color="#008080"/>
    </style:style>
    <style:style style:name="T12" style:family="text">
      <style:text-properties fo:color="#008080" fo:font-weight="bold"/>
    </style:style>
    <style:style style:name="T13" style:family="text">
      <style:text-properties fo:color="#008080" fo:font-weight="bold" officeooo:rsid="0031d9f4"/>
    </style:style>
    <style:style style:name="T14" style:family="text">
      <style:text-properties fo:color="#008080" style:font-name="DejaVu Sans Mono" fo:font-weight="bold"/>
    </style:style>
    <style:style style:name="T15" style:family="text">
      <style:text-properties fo:color="#008080" style:font-name="DejaVu Sans Mono" fo:font-weight="bold" officeooo:rsid="002b136b"/>
    </style:style>
    <style:style style:name="T16" style:family="text">
      <style:text-properties fo:color="#008080" style:font-name="DejaVu Sans Mono" fo:font-size="10pt" fo:font-weight="bold" style:font-name-asian="DejaVu Sans Mono1" style:font-size-asian="10pt" style:font-name-complex="Liberation Mono" style:font-size-complex="10pt" loext:padding="0cm" loext:border="none"/>
    </style:style>
    <style:style style:name="T17" style:family="text">
      <style:text-properties fo:color="#0000ff"/>
    </style:style>
    <style:style style:name="T18" style:family="text">
      <style:text-properties fo:color="#0000ff" officeooo:rsid="002b136b"/>
    </style:style>
    <style:style style:name="T19" style:family="text">
      <style:text-properties fo:color="#0000ff" style:font-name="DejaVu Sans Mono"/>
    </style:style>
    <style:style style:name="T20" style:family="text">
      <style:text-properties fo:color="#0000ff" style:font-name="DejaVu Sans Mono" fo:font-size="10pt" style:font-name-asian="DejaVu Sans Mono1" style:font-size-asian="10pt" style:font-name-complex="Liberation Mono" style:font-size-complex="10pt" loext:padding="0cm" loext:border="none"/>
    </style:style>
    <style:style style:name="T21" style:family="text">
      <style:text-properties officeooo:rsid="002c8dc6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c8dc6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officeooo:rsid="003011a6" style:font-style-asian="normal" style:font-style-complex="normal"/>
    </style:style>
    <style:style style:name="T26" style:family="text">
      <style:text-properties fo:font-style="normal" officeooo:rsid="0031d9f4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1211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officeooo:rsid="0031211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1d9f4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011a6" style:font-style-asian="normal" style:font-weight-asian="bold" style:font-style-complex="normal" style:font-weight-complex="bold"/>
    </style:style>
    <style:style style:name="T32" style:family="text">
      <style:text-properties officeooo:rsid="002de7e7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officeooo:rsid="0022abc1"/>
    </style:style>
    <style:style style:name="T35" style:family="text">
      <style:text-properties style:font-name="Liberation Serif" fo:font-size="12pt" fo:font-style="normal" fo:font-weight="normal" officeooo:rsid="0031211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font-style="normal" fo:font-weight="normal" officeooo:rsid="0031d9f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font-style="normal" fo:font-weight="bold" officeooo:rsid="00312117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Mono"/>
    </style:style>
    <style:style style:name="T39" style:family="text">
      <style:text-properties fo:color="#666666" officeooo:rsid="0031d9f4"/>
    </style:style>
    <style:style style:name="T40" style:family="text">
      <style:text-properties officeooo:rsid="003387d4"/>
    </style:style>
    <style:style style:name="T41" style:family="text">
      <style:text-properties loext:padding="0cm" loext:border="none"/>
    </style:style>
    <style:style style:name="T42" style:family="text">
      <style:text-properties fo:color="#000000" style:font-name="DejaVu Sans Mono" fo:font-size="10pt" style:font-name-asian="DejaVu Sans Mono1" style:font-size-asian="10pt" style:font-name-complex="Liberation Mono" style:font-size-complex="10pt" loext:padding="0cm" loext:border="none"/>
    </style:style>
    <style:style style:name="T43" style:family="text">
      <style:text-properties fo:color="#000000" style:font-name="DejaVu Sans Mono" fo:font-size="10pt" fo:font-weight="bold" officeooo:rsid="0031d9f4" style:font-name-asian="DejaVu Sans Mono1" style:font-size-asian="10pt" style:font-name-complex="Liberation Mono" style:font-size-complex="10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60.563cm" draw:z-index="0">
        <draw:text-box fo:min-height="28.072cm">
          <text:p text:style-name="Text_20_body"/>
        </draw:text-box>
      </draw:frame>
      <text:p text:style-name="P4">16.<text:span text:style-name="T1">10</text:span>.19 Learning to use fastq-dump</text:p>
      <text:p text:style-name="P3"/>
      <text:p text:style-name="P3">Finally worked after —restore-defaults:</text:p>
      <text:p text:style-name="P3"/>
      <text:p text:style-name="P6"><text:s/>/media/secondary/apps/sratoolkit.2.9.2-ubuntu64/bin/vdb-config --restore-defaults</text:p>
      <text:p text:style-name="P3"/>
      <text:p text:style-name="P3">So, I could download one of the samples to <text:span text:style-name="T40">the </text:span>home directory.</text:p>
      <text:p text:style-name="P3"/>
      <text:p text:style-name="P6">/media/secondary/apps/sratoolkit.2.9.2-ubuntu64/bin/fastq-dump --outdir /media/main/sandbox/Liverworks --gzip --skip-technical <text:s/>--readids --read-filter pass --dumpbase --split-3 --clip -X 10000 <text:s/>SRR8205840</text:p>
      <text:p text:style-name="P3"/>
      <text:p text:style-name="P10">/media/secondary/apps/sratoolkit.2.9.2-ubuntu64/bin/fastq-dump --outdir /media/main/sandbox/Liverworks --gzip --skip-technical <text:s/>--readids --dumpbase --split-3 --clip SRR8205840</text:p>
      <text:p text:style-name="Standard"/>
      <text:p text:style-name="P4">Making a refer<text:span text:style-name="T40">e</text:span>nce</text:p>
      <text:p text:style-name="P3"/>
      <text:p text:style-name="P14"><text:span text:style-name="T1">COX1 of Eulimnogammarus verrucosus mitochondria was taken from </text:span><text:a xlink:type="simple" xlink:href="https://www.ncbi.nlm.nih.gov/nucleotide/NC_023104.1" text:style-name="Internet_20_link" text:visited-style-name="Visited_20_Internet_20_Link"><text:span text:style-name="T1">https://www.ncbi.nlm.nih.gov/nucleotide/NC_023104.1</text:span></text:a></text:p>
      <text:p text:style-name="P14"/>
      <text:p text:style-name="P13">Needed gene was extracted using python code:</text:p>
      <text:p text:style-name="P13"/>
      <text:p text:style-name="P22">f = <text:span text:style-name="T5">open</text:span>(<text:span text:style-name="T12">'path_to_file'</text:span>)</text:p>
      <text:p text:style-name="P21">mitoch = f.read()</text:p>
      <text:p text:style-name="P21">f.close()</text:p>
      <text:p text:style-name="P21">mit = mitoch.replace(<text:span text:style-name="T12">"</text:span><text:span text:style-name="T6">\n</text:span><text:span text:style-name="T12">"</text:span>, <text:span text:style-name="T12">""</text:span>)</text:p>
      <text:p text:style-name="P39">coi = mit[<text:span text:style-name="T17">1</text:span><text:span text:style-name="T18">6</text:span><text:span text:style-name="T17">33</text:span>:<text:span text:style-name="T17">3</text:span><text:span text:style-name="T18">1</text:span><text:span text:style-name="T17">67</text:span>]</text:p>
      <text:p text:style-name="P14"><text:span text:style-name="T1">Remember, the </text:span><text:span text:style-name="T15">"</text:span><text:span text:style-name="T8">\n</text:span><text:span text:style-name="T15">" </text:span><text:span text:style-name="T1">should be removed!</text:span></text:p>
      <text:p text:style-name="P14"/>
      <text:p text:style-name="P5">17.10.19 Alignment</text:p>
      <text:p text:style-name="P13"/>
      <text:p text:style-name="P13">An index file was built.</text:p>
      <text:p text:style-name="P13"/>
      <text:p text:style-name="P11">bowtie2-build <text:span text:style-name="T21">Ever_coi</text:span>.fasta coi</text:p>
      <text:p text:style-name="P13"/>
      <text:p text:style-name="P15">Alignment using bowtie2</text:p>
      <text:p text:style-name="P13"/>
      <text:p text:style-name="P12">bowtie2 -p 3 -x coi -1 /media/tertiary/transcriptome_raw/Eulimnogammarus_verrucosus/Sample_EveT12_1/Sample_EveT12_1._R1.fastq.gz -2 /media/tertiary/transcriptome_raw/Eulimnogammarus_verrucosus/Sample_EveT12_1/Sample_EveT12_<text:span text:style-name="T1">2</text:span>._R1.fastq.gz --no-unal -S Eve1.sam</text:p>
      <text:p text:style-name="P9"/>
      <text:p text:style-name="P16">Anal<text:span text:style-name="T40">y</text:span>zing the .sam file using ugene showed 5 replacements. There were also quite a lot misma<text:span text:style-name="T40">t</text:span>ches especially at the ends of the reads.</text:p>
      <text:p text:style-name="P16"/>
      <text:p text:style-name="P16"><text:span text:style-name="T3">19.10.19 </text:span><text:span text:style-name="T2">Fastqc analysis</text:span> of <text:s/><text:span text:style-name="T24">Sample_EveT12_1 </text:span>showed good quality of the reads (see the fastqc files).</text:p>
      <text:p text:style-name="P16"/>
      <text:p text:style-name="P16">Trimming by <text:s/>trimmomatic-0.39 with strict parameters was used.</text:p>
      <text:p text:style-name="P16"/>
      <text:p text:style-name="Standard"><text:soft-page-break/><text:s/><text:span text:style-name="T24">java -jar /media/main/sandbox/Liverworks/trimmomatic-0.39.jar PE 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span></text:p>
      <text:p text:style-name="Standard"/>
      <text:p text:style-name="P17">TrimmomaticPE: Started with arguments:</text:p>
      <text:p text:style-name="P17"><text:s/>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p>
      <text:p text:style-name="P17">Quality encoding detected as phred33</text:p>
      <text:p text:style-name="P17">Input Read Pairs: 28863013 Both Surviving: 28849398 (99.95%) Forward Only Surviving: 0 (0.00%) Reverse Only Surviving: 0 (0.00%) Dropped: 13615 (0.05%)</text:p>
      <text:p text:style-name="P17">TrimmomaticPE: Completed successfully</text:p>
      <text:p text:style-name="Standard"/>
      <text:p text:style-name="Standard"/>
      <text:p text:style-name="P19">20.10.19. To improve coverage at the ends of the refer<text:span text:style-name="T40">e</text:span>nce I made it 100 nucleotid<text:span text:style-name="T40">e</text:span>s longer at both ends.</text:p>
      <text:p text:style-name="P1"/>
      <text:p text:style-name="P7">bowtie2 -x coi100 -1 /media/tertiary/transcriptome_raw/Eulimnogammarus_verrucosus/Sample_EveT12_1/Sample_EveT12_1._R1.fastq.gz -2 <text:span text:style-name="T33">/media/tertiary/transcriptome_raw/Eulimnogammarus_verrucosus/Sample_EveT12_1/Sample_EveT12_1._R2.fastq.gz --no-unal -S Eve100.sam</text:span></text:p>
      <text:p text:style-name="P18">28863013 reads; of these:</text:p>
      <text:p text:style-name="P18"><text:s text:c="2"/>28863013 (100.00%) were paired; of these:</text:p>
      <text:p text:style-name="P18"><text:s text:c="4"/>28779311 (99.71%) aligned concordantly 0 times</text:p>
      <text:p text:style-name="P18"><text:s text:c="4"/>83702 (0.29%) aligned concordantly exactly 1 time</text:p>
      <text:p text:style-name="P18"><text:s text:c="4"/>0 (0.00%) aligned concordantly &gt;1 times</text:p>
      <text:p text:style-name="P18"><text:s text:c="4"/>----</text:p>
      <text:p text:style-name="P18"><text:s text:c="4"/>28779311 pairs aligned concordantly 0 times; of these:</text:p>
      <text:p text:style-name="P18"><text:s text:c="6"/>3435 (0.01%) aligned discordantly 1 time</text:p>
      <text:p text:style-name="P18"><text:s text:c="4"/>----</text:p>
      <text:p text:style-name="P18"><text:s text:c="4"/>28775876 pairs aligned 0 times concordantly or discordantly; of these:</text:p>
      <text:p text:style-name="P18"><text:s text:c="6"/>57551752 mates make up the pairs; of these:</text:p>
      <text:p text:style-name="P18"><text:s text:c="8"/>57549132 (100.00%) aligned 0 times</text:p>
      <text:p text:style-name="P18"><text:s text:c="8"/>2620 (0.00%) aligned exactly 1 time</text:p>
      <text:p text:style-name="P18"><text:s text:c="8"/>0 (0.00%) aligned &gt;1 times</text:p>
      <text:p text:style-name="P18">0.31% overall alignment rate</text:p>
      <text:p text:style-name="P1"/>
      <text:p text:style-name="P2"><text:s/><text:span text:style-name="T32">The coverage at the ends of the gene became better. There was found a new replacement after the stop-codon.</text:span></text:p>
      <text:p text:style-name="P2"/>
      <text:p text:style-name="P19">Then different alignment parameters were used.</text:p>
      <text:p text:style-name="P2"/>
      <text:p text:style-name="P8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sensitive-local</text:span> -S Eve100sens.sam</text:p>
      <text:p text:style-name="P18">28863013 reads; of these:</text:p>
      <text:p text:style-name="P18"><text:s text:c="2"/>28863013 (100.00%) were paired; of these:</text:p>
      <text:p text:style-name="P18"><text:s text:c="4"/>28777996 (99.71%) aligned concordantly 0 times</text:p>
      <text:p text:style-name="P18"><text:s text:c="4"/>85008 (0.29%) aligned concordantly exactly 1 time</text:p>
      <text:p text:style-name="P18"><text:soft-page-break/><text:s text:c="4"/>9 (0.00%) aligned concordantly &gt;1 times</text:p>
      <text:p text:style-name="P18"><text:s text:c="4"/>----</text:p>
      <text:p text:style-name="P18"><text:s text:c="4"/>28777996 pairs aligned concordantly 0 times; of these:</text:p>
      <text:p text:style-name="P18"><text:s text:c="6"/>4271 (0.01%) aligned discordantly 1 time</text:p>
      <text:p text:style-name="P18"><text:s text:c="4"/>----</text:p>
      <text:p text:style-name="P18"><text:s text:c="4"/>28773725 pairs aligned 0 times concordantly or discordantly; of these:</text:p>
      <text:p text:style-name="P18"><text:s text:c="6"/>57547450 mates make up the pairs; of these:</text:p>
      <text:p text:style-name="P18"><text:s text:c="8"/>57540432 (99.99%) aligned 0 times</text:p>
      <text:p text:style-name="P18"><text:s text:c="8"/>7016 (0.01%) aligned exactly 1 time</text:p>
      <text:p text:style-name="P18"><text:s text:c="8"/>2 (0.00%) aligned &gt;1 times</text:p>
      <text:p text:style-name="P7"/>
      <text:p text:style-name="P7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fast-local</text:span> -S Eve100fast.sam</text:p>
      <text:p text:style-name="P18">28863013 reads; of these:</text:p>
      <text:p text:style-name="P18"><text:s text:c="2"/>28863013 (100.00%) were paired; of these:</text:p>
      <text:p text:style-name="P18"><text:s text:c="4"/>28778018 (99.71%) aligned concordantly 0 times</text:p>
      <text:p text:style-name="P18"><text:s text:c="4"/>84986 (0.29%) aligned concordantly exactly 1 time</text:p>
      <text:p text:style-name="P18"><text:s text:c="4"/>9 (0.00%) aligned concordantly &gt;1 times</text:p>
      <text:p text:style-name="P18"><text:s text:c="4"/>----</text:p>
      <text:p text:style-name="P18"><text:s text:c="4"/>28778018 pairs aligned concordantly 0 times; of these:</text:p>
      <text:p text:style-name="P18"><text:s text:c="6"/>4263 (0.01%) aligned discordantly 1 time</text:p>
      <text:p text:style-name="P18"><text:s text:c="4"/>----</text:p>
      <text:p text:style-name="P18"><text:s text:c="4"/>28773755 pairs aligned 0 times concordantly or discordantly; of these:</text:p>
      <text:p text:style-name="P18"><text:s text:c="6"/>57547510 mates make up the pairs; of these:</text:p>
      <text:p text:style-name="P18"><text:s text:c="8"/>57541072 (99.99%) aligned 0 times</text:p>
      <text:p text:style-name="P18"><text:s text:c="8"/>6437 (0.01%) aligned exactly 1 time</text:p>
      <text:p text:style-name="P18"><text:s text:c="8"/>1 (0.00%) aligned &gt;1 times</text:p>
      <text:p text:style-name="P18">0.32% overall alignment rate</text:p>
      <text:p text:style-name="P7"/>
      <text:p text:style-name="P7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fast-local</text:span> -S Eve100Vfast.sam</text:p>
      <text:p text:style-name="P18">28863013 reads; of these:</text:p>
      <text:p text:style-name="P18"><text:s text:c="2"/>28863013 (100.00%) were paired; of these:</text:p>
      <text:p text:style-name="P18"><text:s text:c="4"/>28778030 (99.71%) aligned concordantly 0 times</text:p>
      <text:p text:style-name="P18"><text:s text:c="4"/>84974 (0.29%) aligned concordantly exactly 1 time</text:p>
      <text:p text:style-name="P18"><text:s text:c="4"/>9 (0.00%) aligned concordantly &gt;1 times</text:p>
      <text:p text:style-name="P18"><text:s text:c="4"/>----</text:p>
      <text:p text:style-name="P18"><text:s text:c="4"/>28778030 pairs aligned concordantly 0 times; of these:</text:p>
      <text:p text:style-name="P18"><text:s text:c="6"/>4253 (0.01%) aligned discordantly 1 time</text:p>
      <text:p text:style-name="P18"><text:s text:c="4"/>----</text:p>
      <text:p text:style-name="P18"><text:s text:c="4"/>28773777 pairs aligned 0 times concordantly or discordantly; of these:</text:p>
      <text:p text:style-name="P18"><text:s text:c="6"/>57547554 mates make up the pairs; of these:</text:p>
      <text:p text:style-name="P18"><text:s text:c="8"/>57542711 (99.99%) aligned 0 times</text:p>
      <text:p text:style-name="P18"><text:s text:c="8"/>4842 (0.01%) aligned exactly 1 time</text:p>
      <text:p text:style-name="P18"><text:s text:c="8"/>1 (0.00%) aligned &gt;1 times</text:p>
      <text:p text:style-name="P18">0.32% overall alignment rate</text:p>
      <text:p text:style-name="P1"/>
      <text:p text:style-name="P25"><text:span text:style-name="T2">Reports</text:span> <text:span text:style-name="T34">about .bam files quality were made using </text:span><text:span text:style-name="T4">qualimap</text:span><text:span text:style-name="T34">.</text:span></text:p>
      <text:p text:style-name="P26"/>
      <text:p text:style-name="P26">General error rate was 1,06% with default alignment parameters, 0,84 with default alignment parameters after trimming. About 50% of reads were lost while trimming.</text:p>
      <text:p text:style-name="P26"><text:soft-page-break/>General error rate after local alignment with different sensibility was from 0,53 to 0,54.</text:p>
      <text:p text:style-name="P26"/>
      <text:p text:style-name="P26">So, it was de<text:span text:style-name="T40">c</text:span>ided to use --very-fast-local alignment.</text:p>
      <text:p text:style-name="P27"/>
      <text:p text:style-name="P28">25.10.19. <text:span text:style-name="T2">Reads to variants</text:span></text:p>
      <text:p text:style-name="P27"/>
      <text:p text:style-name="P28">Script readstovars.sh was tested on <text:s/><text:span text:style-name="T23">Sample_EveT12_</text:span><text:span text:style-name="T22">1.</text:span></text:p>
      <text:p text:style-name="P32"/>
      <text:p text:style-name="P29"><text:span text:style-name="T22">VarScan </text:span><text:span text:style-name="T28">doesn`t work in pipeline with bcftools presumably because of encoding. Couldn`t record path as a variable, maybe record „ls“ as a file next time.</text:span></text:p>
      <text:p text:style-name="P38"><text:span text:style-name="T37">Seqtk seq, </text:span><text:span text:style-name="T29">fastq_to_fasta</text:span><text:span text:style-name="T28"> and </text:span><text:span text:style-name="T35">sed -n '1~4s/^@/&gt;/p;2~4p' </text:span><text:span text:style-name="T36">could not work with .fastq file made by vcfutils.pl. Because there are some extra «\n».</text:span></text:p>
      <text:p text:style-name="P33"/>
      <text:p text:style-name="P30"><text:span text:style-name="T27">26.10.19. </text:span><text:span text:style-name="T30">Ran <text:s/></text:span><text:span text:style-name="T31">readstovars.sh</text:span></text:p>
      <text:p text:style-name="P35"/>
      <text:p text:style-name="P31"><text:span text:style-name="T25">Sample_EveB24h_</text:span><text:span text:style-name="T26">?</text:span><text:span text:style-name="T25"> </text:span><text:span text:style-name="T26">directories have no «h» in their .fastq files, for Sample_EveB24h_2 is needed to use fixed files.</text:span></text:p>
      <text:p text:style-name="P34"/>
      <text:p text:style-name="P36">28.10.19 </text:p>
      <text:p text:style-name="P36"/>
      <text:p text:style-name="P36">.Fastq was turned to .fasta using <text:a xlink:type="simple" xlink:href="http://sequenceconversion.bugaco.com/converter/biology/sequences/fastq_to_fasta.php" text:style-name="Internet_20_link" text:visited-style-name="Visited_20_Internet_20_Link">http://sequenceconversion.bugaco.com/converter/biology/sequences/fastq_to_fasta.php</text:a></text:p>
      <text:p text:style-name="P36"/>
      <text:p text:style-name="P36">Some annotations should be added to every consensus next time. </text:p>
      <text:p text:style-name="P36">Added the sample names using python code:</text:p>
      <text:p text:style-name="P36"/>
      <text:p text:style-name="P23">inputFile = <text:span text:style-name="T5">open</text:span>(<text:span text:style-name="T12">'path/sample.fasta'</text:span>, <text:span text:style-name="T12">'r'</text:span>)</text:p>
      <text:p text:style-name="P21">sampleFile = <text:span text:style-name="T5">open</text:span>(<text:span text:style-name="T12">'</text:span><text:span text:style-name="T13">path</text:span><text:span text:style-name="T12">/ls.txt'</text:span>, <text:span text:style-name="T12">'r'</text:span>) <text:span text:style-name="T39"># file with sample names in a right order</text:span></text:p>
      <text:p text:style-name="P21">sample = []</text:p>
      <text:p text:style-name="P21"><text:span text:style-name="T6">for </text:span>line <text:span text:style-name="T6">in </text:span>sampleFile:</text:p>
      <text:p text:style-name="P24"><text:s text:c="4"/><text:span text:style-name="T38">sample.append(line.strip())</text:span></text:p>
      <text:p text:style-name="P21">outputFile = <text:span text:style-name="T5">open</text:span>(<text:span text:style-name="T12">'</text:span><text:span text:style-name="T13">path</text:span><text:span text:style-name="T12">/goodfasta.fasta'</text:span>, <text:span text:style-name="T12">'w'</text:span>)</text:p>
      <text:p text:style-name="P21">i = <text:span text:style-name="T17">0</text:span></text:p>
      <text:p text:style-name="P21">iter_samp = sample[i]</text:p>
      <text:p text:style-name="P24"><text:span text:style-name="T7">for </text:span><text:span text:style-name="T38">line </text:span><text:span text:style-name="T7">in </text:span><text:span text:style-name="T38">inputFile:</text:span></text:p>
      <text:p text:style-name="P24"><text:span text:style-name="T17"><text:s text:c="4"/></text:span><text:span text:style-name="T38">str = line.strip()</text:span></text:p>
      <text:p text:style-name="P24"><text:span text:style-name="T11"><text:s text:c="4"/></text:span><text:span text:style-name="T7">if </text:span><text:span text:style-name="T38">str[</text:span><text:span text:style-name="T19">0</text:span><text:span text:style-name="T38">] == </text:span><text:span text:style-name="T14">'&gt;'</text:span><text:span text:style-name="T38">:</text:span></text:p>
      <text:p text:style-name="P24"><text:s text:c="8"/><text:span text:style-name="T38">str = </text:span><text:span text:style-name="T14">"&gt;" </text:span><text:span text:style-name="T38">+ iter_samp</text:span></text:p>
      <text:p text:style-name="P24"><text:s text:c="8"/><text:span text:style-name="T38">i += </text:span><text:span text:style-name="T19">1</text:span></text:p>
      <text:p text:style-name="P24"><text:span text:style-name="T17"><text:s text:c="8"/></text:span><text:span text:style-name="T7">if </text:span><text:span text:style-name="T38">i != </text:span><text:span text:style-name="T19">63</text:span><text:span text:style-name="T38">: iter_samp = sample[i]</text:span></text:p>
      <text:p text:style-name="P24"><text:s text:c="4"/><text:span text:style-name="T38">outputFile.write(str)</text:span></text:p>
      <text:p text:style-name="P24"><text:s text:c="4"/><text:span text:style-name="T38">outputFile.write(</text:span><text:span text:style-name="T14">'</text:span><text:span text:style-name="T7">\n</text:span><text:span text:style-name="T14">'</text:span><text:span text:style-name="T38">)</text:span></text:p>
      <text:p text:style-name="P39">outputFile.close()</text:p>
      <text:p text:style-name="P37">29.10.19 </text:p>
      <text:p text:style-name="P37">COI sequences of <text:s/>from different sites were downloaded from <text:a xlink:type="simple" xlink:href="https://static-content.springer.com/esm/art%3A10.1186%2Fs12862-019-1470-8/MediaObjects/12862_2019_1470_MOESM2_ESM.txt" text:style-name="Internet_20_link" text:visited-style-name="Visited_20_Internet_20_Link">https://static-content.springer.com/esm/art%3A10.1186%2Fs12862-019-1470-8/MediaObjects/12862_2019_1470_MOESM2_ESM.txt</text:a></text:p>
      <text:p text:style-name="P37"/>
      <text:p text:style-name="P40"><text:span text:style-name="T41">There were 187 samples, sequence length was 602 n.<text:line-break/>Transcriptome sequences were cutted to the same length using python code.<text:line-break/>But at first extra «\n» were removed.<text:line-break/><text:line-break/></text:span><text:span text:style-name="T43">inputFile =</text:span><text:span text:style-name="T16"> </text:span><text:span text:style-name="T9">open</text:span><text:span text:style-name="T43">(</text:span><text:span text:style-name="T16">'path/goodfasta.fasta', 'r'</text:span><text:span text:style-name="T43">)</text:span><text:span text:style-name="T16"><text:line-break/></text:span><text:span text:style-name="T43">outputFile =</text:span><text:span text:style-name="T16"> </text:span><text:span text:style-name="T9">open</text:span><text:span text:style-name="T43">(</text:span><text:span text:style-name="T16">'/home/anna/ib/raki/trimmed.fasta', 'w'</text:span><text:span text:style-name="T43">)</text:span><text:span text:style-name="T41"><text:line-break/></text:span></text:p>
      <text:p text:style-name="P40"><text:soft-page-break/><text:span text:style-name="T42">lineCount = </text:span><text:span text:style-name="T20">0</text:span><text:span text:style-name="T42"><text:line-break/></text:span><text:span text:style-name="T10">for</text:span><text:span text:style-name="T42"> line </text:span><text:span text:style-name="T10">in</text:span><text:span text:style-name="T42"> inputFile:<text:line-break/><text:tab/>lineCount += </text:span><text:span text:style-name="T20">1</text:span><text:span text:style-name="T42"><text:line-break/><text:tab/>str = line.strip()<text:line-break/>outputFile.write(str)<text:line-break/>if lineCount % </text:span><text:span text:style-name="T20">30</text:span><text:span text:style-name="T42"> == </text:span><text:span text:style-name="T20">0</text:span><text:span text:style-name="T42"> or lineCount % </text:span><text:span text:style-name="T20">30</text:span><text:span text:style-name="T42"> == </text:span><text:span text:style-name="T20">1</text:span><text:span text:style-name="T42">:<text:line-break/><text:tab/>outputFile.write(</text:span><text:span text:style-name="T16">'</text:span><text:span text:style-name="T10">\n</text:span><text:span text:style-name="T16">'</text:span><text:span text:style-name="T42">)<text:line-break/>_______________________________________________________________________________<text:line-break/><text:line-break/>inputFile = </text:span><text:span text:style-name="T9">open</text:span><text:span text:style-name="T42">(</text:span><text:span text:style-name="T16">'/home/anna/ib/raki/trimmed.fasta', 'r'</text:span><text:span text:style-name="T42">)<text:line-break/>outputFile = </text:span><text:span text:style-name="T9">open</text:span><text:span text:style-name="T42">(</text:span><text:span text:style-name="T16">'/home/anna/ib/raki/trimmed1.fasta', 'w'</text:span><text:span text:style-name="T42">)<text:line-break/><text:line-break/>lineCount = </text:span><text:span text:style-name="T20">0</text:span><text:span text:style-name="T42"><text:line-break/></text:span><text:span text:style-name="T10">for</text:span><text:span text:style-name="T42"> line </text:span><text:span text:style-name="T10">in</text:span><text:span text:style-name="T42"> inputFile:<text:line-break/><text:tab/>lineCount += </text:span><text:span text:style-name="T20">1</text:span><text:span text:style-name="T42"><text:line-break/><text:tab/>str = line.strip()<text:line-break/><text:tab/></text:span><text:span text:style-name="T10">if</text:span><text:span text:style-name="T42"> lineCount % </text:span><text:span text:style-name="T20">2</text:span><text:span text:style-name="T42"> == </text:span><text:span text:style-name="T20">0</text:span><text:span text:style-name="T42">:<text:line-break/><text:tab/><text:tab/>str = str.upper()<text:line-break/><text:tab/><text:tab/>str = str[</text:span><text:span text:style-name="T20">196</text:span><text:span text:style-name="T42">:</text:span><text:span text:style-name="T20">799</text:span><text:span text:style-name="T42">]<text:line-break/><text:tab/>outputFile.write(str)<text:line-break/><text:tab/>outputFile.write(</text:span><text:span text:style-name="T16">'</text:span><text:span text:style-name="T10">\n</text:span><text:span text:style-name="T16">'</text:span><text:span text:style-name="T42">)</text:span></text:p>
      <text:p text:style-name="P40"><text:span text:style-name="T41"><text:line-break/>These two parts were joined into one fasta file.<text:line-break/><text:line-break/>Net was builded with SplitsTree4 with default parameters.<text:line-break/><text:line-break/>31.09.19 The net was colored using „phangorn“ R package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58:41.471819861</meta:creation-date>
    <dc:date>2019-11-01T15:02:23.519014330</dc:date>
    <meta:editing-duration>P1DT5H11M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5" meta:paragraph-count="131" meta:word-count="1010" meta:character-count="9058" meta:non-whitespace-character-count="7862"/>
  </office:meta>
</office:document-meta>
</file>